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9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18:RESULTS.A19 RESULTS.B18:RESULTS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18:RESULTS.A19 RESULTS.C18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1"/>
        <table:table-column table:style-name="co19" table:default-cell-style-name="ce31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21" table:number-rows-spanned="1">
            <text:p>Relative improvement over the best result of heuristics averaged over 22 instance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9" calcext:value-type="float">
            <text:p>9</text:p>
          </table:table-cell>
          <table:table-cell table:style-name="ce19" table:number-columns-repeated="2"/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office:value-type="float" office:value="122527.859093309" calcext:value-type="float">
            <text:p>122527.859093309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5.185957401641" calcext:value-type="float">
            <text:p>665.185957401641</text:p>
          </table:table-cell>
          <table:table-cell office:value-type="float" office:value="7155" calcext:value-type="float">
            <text:p>7155</text:p>
          </table:table-cell>
          <table:table-cell office:value-type="float" office:value="71496.4462589178" calcext:value-type="float">
            <text:p>71496.4462589178</text:p>
          </table:table-cell>
          <table:table-cell office:value-type="float" office:value="21630.3357524438" calcext:value-type="float">
            <text:p>21630.3357524438</text:p>
          </table:table-cell>
          <table:table-cell table:style-name="Default" office:value-type="float" office:value="27299.2361758235" calcext:value-type="float">
            <text:p>27299.2361758235</text:p>
          </table:table-cell>
          <table:table-cell office:value-type="float" office:value="22690.9705308375" calcext:value-type="float">
            <text:p>22690.9705308375</text:p>
          </table:table-cell>
          <table:table-cell office:value-type="float" office:value="26702.6255271639" calcext:value-type="float">
            <text:p>26702.6255271639</text:p>
          </table:table-cell>
          <table:table-cell table:style-name="ce23" office:value-type="float" office:value="20926.3524874931" calcext:value-type="float">
            <text:p>20926.3524874931</text:p>
          </table:table-cell>
          <table:table-cell office:value-type="float" office:value="21684.3979839534" calcext:value-type="float">
            <text:p>21684.3979839534</text:p>
          </table:table-cell>
          <table:table-cell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office:value-type="float" office:value="45072.168108085" calcext:value-type="float">
            <text:p>45072.168108085</text:p>
          </table:table-cell>
          <table:table-cell office:value-type="float" office:value="59936.5348678197" calcext:value-type="float">
            <text:p>59936.5348678197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334.5004365251" calcext:value-type="float">
            <text:p>59334.5004365251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office:value-type="float" office:value="21683" calcext:value-type="float">
            <text:p>21683</text:p>
          </table:table-cell>
          <table:table-cell office:value-type="float" office:value="44426.5104279153" calcext:value-type="float">
            <text:p>44426.5104279153</text:p>
          </table:table-cell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2"/>
          <table:table-cell table:style-name="ce131" table:number-columns-repeated="30"/>
          <table:table-cell table:number-columns-repeated="6"/>
        </table:table-row>
        <table:table-row table:style-name="ro6">
          <table:table-cell table:style-name="ce4" table:number-columns-repeated="3"/>
          <table:table-cell table:style-name="ce18" office:value-type="string" calcext:value-type="string" table:number-columns-spanned="21" table:number-rows-spanned="1">
            <text:p>Absolute values</text:p>
          </table:table-cell>
          <table:covered-table-cell table:style-name="ce4"/>
          <table:covered-table-cell table:style-name="ce24"/>
          <table:covered-table-cell table:number-columns-repeated="5" table:style-name="ce4"/>
          <table:covered-table-cell table:style-name="ce24"/>
          <table:covered-table-cell table:number-columns-repeated="2" table:style-name="ce4"/>
          <table:covered-table-cell table:style-name="ce24"/>
          <table:covered-table-cell table:number-columns-repeated="7" table:style-name="ce4"/>
          <table:covered-table-cell table:number-columns-repeated="2" table:style-name="ce24"/>
          <table:table-cell table:style-name="ce61"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number-columns-repeated="2"/>
          <table:table-cell office:value-type="float" office:value="121672.658742909" calcext:value-type="float">
            <text:p>121672.658742909</text:p>
          </table:table-cell>
          <table:table-cell office:value-type="float" office:value="6354.84629315319" calcext:value-type="float">
            <text:p>6354.84629315319</text:p>
          </table:table-cell>
          <table:table-cell table:style-name="Default" office:value-type="float" office:value="6708.44542443196" calcext:value-type="float">
            <text:p>6708.44542443196</text:p>
          </table:table-cell>
          <table:table-cell office:value-type="float" office:value="15974.214411186" calcext:value-type="float">
            <text:p>15974.214411186</text:p>
          </table:table-cell>
          <table:table-cell office:value-type="float" office:value="657.888078453109" calcext:value-type="float">
            <text:p>657.888078453109</text:p>
          </table:table-cell>
          <table:table-cell office:value-type="float" office:value="7236.66666666667" calcext:value-type="float">
            <text:p>7236.66666666667</text:p>
          </table:table-cell>
          <table:table-cell office:value-type="float" office:value="73690.5140263005" calcext:value-type="float">
            <text:p>73690.5140263005</text:p>
          </table:table-cell>
          <table:table-cell office:value-type="float" office:value="22111.9056268714" calcext:value-type="float">
            <text:p>22111.9056268714</text:p>
          </table:table-cell>
          <table:table-cell table:style-name="Default" office:value-type="float" office:value="27349.8996287224" calcext:value-type="float">
            <text:p>27349.8996287224</text:p>
          </table:table-cell>
          <table:table-cell office:value-type="float" office:value="22437.5093623123" calcext:value-type="float">
            <text:p>22437.5093623123</text:p>
          </table:table-cell>
          <table:table-cell office:value-type="float" office:value="27035.2894626664" calcext:value-type="float">
            <text:p>27035.2894626664</text:p>
          </table:table-cell>
          <table:table-cell table:style-name="Default" office:value-type="float" office:value="21068.2025845636" calcext:value-type="float">
            <text:p>21068.2025845636</text:p>
          </table:table-cell>
          <table:table-cell office:value-type="float" office:value="22294.4101397996" calcext:value-type="float">
            <text:p>22294.4101397996</text:p>
          </table:table-cell>
          <table:table-cell office:value-type="float" office:value="22589.8625271" calcext:value-type="float">
            <text:p>22589.8625271</text:p>
          </table:table-cell>
          <table:table-cell office:value-type="float" office:value="14650.7666043412" calcext:value-type="float">
            <text:p>14650.7666043412</text:p>
          </table:table-cell>
          <table:table-cell office:value-type="float" office:value="44570.6629216369" calcext:value-type="float">
            <text:p>44570.6629216369</text:p>
          </table:table-cell>
          <table:table-cell office:value-type="float" office:value="59718.4439395461" calcext:value-type="float">
            <text:p>59718.4439395461</text:p>
          </table:table-cell>
          <table:table-cell office:value-type="float" office:value="101686.749604411" calcext:value-type="float">
            <text:p>101686.749604411</text:p>
          </table:table-cell>
          <table:table-cell office:value-type="float" office:value="59180.8963716822" calcext:value-type="float">
            <text:p>59180.8963716822</text:p>
          </table:table-cell>
          <table:table-cell table:style-name="Default" office:value-type="float" office:value="74389.7308766954" calcext:value-type="float">
            <text:p>74389.7308766954</text:p>
          </table:table-cell>
          <table:table-cell table:style-name="Default" office:value-type="float" office:value="2483.14541061249" calcext:value-type="float">
            <text:p>2483.14541061249</text:p>
          </table:table-cell>
          <table:table-cell office:value-type="float" office:value="8361.76083701476" calcext:value-type="float">
            <text:p>8361.76083701476</text:p>
          </table:table-cell>
          <table:table-cell office:value-type="float" office:value="21626" calcext:value-type="float">
            <text:p>21626</text:p>
          </table:table-cell>
          <table:table-cell office:value-type="float" office:value="45153.8570164604" calcext:value-type="float">
            <text:p>45153.8570164604</text:p>
          </table:table-cell>
          <table:table-cell table:number-columns-repeated="3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0" table:number-columns-repeated="2"/>
          <table:table-cell office:value-type="float" office:value="124013.119829964" calcext:value-type="float">
            <text:p>124013.119829964</text:p>
          </table:table-cell>
          <table:table-cell office:value-type="float" office:value="6364.20449034153" calcext:value-type="float">
            <text:p>6364.20449034153</text:p>
          </table:table-cell>
          <table:table-cell table:style-name="Default" office:value-type="float" office:value="6848.55426923506" calcext:value-type="float">
            <text:p>6848.55426923506</text:p>
          </table:table-cell>
          <table:table-cell office:value-type="float" office:value="16305.7053143277" calcext:value-type="float">
            <text:p>16305.7053143277</text:p>
          </table:table-cell>
          <table:table-cell office:value-type="float" office:value="658.837746791577" calcext:value-type="float">
            <text:p>658.837746791577</text:p>
          </table:table-cell>
          <table:table-cell office:value-type="float" office:value="7156.33333333333" calcext:value-type="float">
            <text:p>7156.33333333333</text:p>
          </table:table-cell>
          <table:table-cell office:value-type="float" office:value="73861.3620218795" calcext:value-type="float">
            <text:p>73861.3620218795</text:p>
          </table:table-cell>
          <table:table-cell office:value-type="float" office:value="21855.2402518464" calcext:value-type="float">
            <text:p>21855.2402518464</text:p>
          </table:table-cell>
          <table:table-cell table:style-name="Default" office:value-type="float" office:value="27702.6566706943" calcext:value-type="float">
            <text:p>27702.6566706943</text:p>
          </table:table-cell>
          <table:table-cell office:value-type="float" office:value="22953.0879731755" calcext:value-type="float">
            <text:p>22953.0879731755</text:p>
          </table:table-cell>
          <table:table-cell office:value-type="float" office:value="26949.9685722103" calcext:value-type="float">
            <text:p>26949.9685722103</text:p>
          </table:table-cell>
          <table:table-cell table:style-name="Default" office:value-type="float" office:value="21429.5436296513" calcext:value-type="float">
            <text:p>21429.5436296513</text:p>
          </table:table-cell>
          <table:table-cell office:value-type="float" office:value="22040.1230827608" calcext:value-type="float">
            <text:p>22040.1230827608</text:p>
          </table:table-cell>
          <table:table-cell office:value-type="float" office:value="22750.9367719309" calcext:value-type="float">
            <text:p>22750.9367719309</text:p>
          </table:table-cell>
          <table:table-cell office:value-type="float" office:value="14695.0811077345" calcext:value-type="float">
            <text:p>14695.0811077345</text:p>
          </table:table-cell>
          <table:table-cell office:value-type="float" office:value="44572.5183870175" calcext:value-type="float">
            <text:p>44572.5183870175</text:p>
          </table:table-cell>
          <table:table-cell office:value-type="float" office:value="60405.3288009747" calcext:value-type="float">
            <text:p>60405.3288009747</text:p>
          </table:table-cell>
          <table:table-cell office:value-type="float" office:value="102028.895672515" calcext:value-type="float">
            <text:p>102028.895672515</text:p>
          </table:table-cell>
          <table:table-cell office:value-type="float" office:value="59275.5830579858" calcext:value-type="float">
            <text:p>59275.5830579858</text:p>
          </table:table-cell>
          <table:table-cell table:style-name="Default" office:value-type="float" office:value="74475.3415159984" calcext:value-type="float">
            <text:p>74475.3415159984</text:p>
          </table:table-cell>
          <table:table-cell table:style-name="Default" office:value-type="float" office:value="2490.7701805975" calcext:value-type="float">
            <text:p>2490.7701805975</text:p>
          </table:table-cell>
          <table:table-cell office:value-type="float" office:value="8211.83331297526" calcext:value-type="float">
            <text:p>8211.83331297526</text:p>
          </table:table-cell>
          <table:table-cell office:value-type="float" office:value="21561" calcext:value-type="float">
            <text:p>21561</text:p>
          </table:table-cell>
          <table:table-cell office:value-type="float" office:value="44165.6274528078" calcext:value-type="float">
            <text:p>44165.6274528078</text:p>
          </table:table-cell>
          <table:table-cell table:number-columns-repeated="36"/>
        </table:table-row>
        <table:table-row table:style-name="ro6">
          <table:table-cell table:style-name="ce4" table:number-columns-spanned="2" table:number-rows-spanned="1"/>
          <table:covered-table-cell table:style-name="ce10" table:formula="of:=SUM([.D9:.X9])/22" office:value-type="float" office:value="0" calcext:value-type="float">
            <text:p>0</text:p>
          </table:covered-table-cell>
          <table:table-cell table:style-name="ce10"/>
          <table:table-cell table:style-name="ce18" office:value-type="string" calcext:value-type="string" table:number-columns-spanned="21" table:number-rows-spanned="1">
            <text:p>Relative difference of the fitness value in comparison with the best result of heuristic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formula="of:=SUM([.D10:.X10])/15" office:value-type="float" office:value="0.000148125517347892" calcext:value-type="float">
            <text:p>0.000148125517348</text:p>
          </table:table-cell>
          <table:table-cell table:style-name="ce13" table:formula="of:=[.B10]" office:value-type="percentage" office:value="0.000148125517347892" calcext:value-type="percentage">
            <text:p>0.01%</text:p>
          </table:table-cell>
          <table:table-cell table:style-name="ce112" table:formula="of:=([.D4]-[.D7])/[.D4]" office:value-type="float" office:value="0.00697964003230387" calcext:value-type="float">
            <text:p>0.006979640032304</text:p>
          </table:table-cell>
          <table:table-cell table:style-name="ce112" table:number-columns-repeated="2"/>
          <table:table-cell table:style-name="ce112" table:formula="of:=([.G4]-[.G7])/[.G4]" office:value-type="float" office:value="0.00685424664684281" calcext:value-type="float">
            <text:p>0.006854246646843</text:p>
          </table:table-cell>
          <table:table-cell table:style-name="ce112" table:number-columns-repeated="2"/>
          <table:table-cell table:style-name="ce112" table:formula="of:=([.J4]-[.J7])/[.J4]" office:value-type="float" office:value="-0.0306877877459408" calcext:value-type="float">
            <text:p>-0.030687787745941</text:p>
          </table:table-cell>
          <table:table-cell table:style-name="ce112"/>
          <table:table-cell table:style-name="ce112" table:formula="of:=([.L4]-[.L7])/[.L4]" office:value-type="float" office:value="-0.00185585606031753" calcext:value-type="float">
            <text:p>-0.001855856060318</text:p>
          </table:table-cell>
          <table:table-cell table:style-name="ce112" table:formula="of:=([.M4]-[.M7])/[.M4]" office:value-type="float" office:value="0.0111701334317431" calcext:value-type="float">
            <text:p>0.011170133431743</text:p>
          </table:table-cell>
          <table:table-cell table:style-name="ce112" table:formula="of:=([.N4]-[.N7])/[.N4]" office:value-type="float" office:value="-0.0124580983680473" calcext:value-type="float">
            <text:p>-0.012458098368047</text:p>
          </table:table-cell>
          <table:table-cell table:style-name="ce112" table:number-columns-repeated="2"/>
          <table:table-cell table:style-name="ce112" table:formula="of:=([.Q4]-[.Q7])/[.Q4]" office:value-type="float" office:value="-0.00401485022579357" calcext:value-type="float">
            <text:p>-0.004014850225794</text:p>
          </table:table-cell>
          <table:table-cell table:style-name="ce112"/>
          <table:table-cell table:style-name="ce112" table:formula="of:=([.S4]-[.S7])/[.S4]" office:value-type="float" office:value="0.0111267153877627" calcext:value-type="float">
            <text:p>0.011126715387763</text:p>
          </table:table-cell>
          <table:table-cell table:style-name="ce112" table:formula="of:=([.T4]-[.T7])/[.T4]" office:value-type="float" office:value="0.00363869764501013" calcext:value-type="float">
            <text:p>0.00363869764501</text:p>
          </table:table-cell>
          <table:table-cell table:style-name="ce112" table:formula="of:=([.U4]-[.U7])/[.U4]" office:value-type="float" office:value="0.00131417051997802" calcext:value-type="float">
            <text:p>0.001314170519978</text:p>
          </table:table-cell>
          <table:table-cell table:style-name="ce112" table:formula="of:=([.V4]-[.V7])/[.V4]" office:value-type="float" office:value="0.0025887816314764" calcext:value-type="float">
            <text:p>0.002588781631476</text:p>
          </table:table-cell>
          <table:table-cell table:style-name="ce112" table:formula="of:=([.W4]-[.W7])/[.W4]" office:value-type="float" office:value="-0.0074358334250373" calcext:value-type="float">
            <text:p>-0.007435833425037</text:p>
          </table:table-cell>
          <table:table-cell table:style-name="ce112" table:formula="of:=([.X4]-[.X7])/[.X4]" office:value-type="float" office:value="0.0150019232902379" calcext:value-type="float">
            <text:p>0.015001923290238</text:p>
          </table:table-cell>
          <table:table-cell table:style-name="ce112"/>
          <table:table-cell table:style-name="ce112" table:formula="of:=([.Z4]-[.Z7])/[.Z4]" office:value-type="float" office:value="0.00262878752940091" calcext:value-type="float">
            <text:p>0.002628787529401</text:p>
          </table:table-cell>
          <table:table-cell table:style-name="ce112" table:formula="of:=([.AA4]-[.AA7])/[.AA4]" office:value-type="float" office:value="-0.0163719045574215" calcext:value-type="float">
            <text:p>-0.016371904557422</text:p>
          </table:table-cell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0" table:formula="of:=SUM([.D11:.X11])/15" office:value-type="float" office:value="-0.00667515811634506" calcext:value-type="float">
            <text:p>-0.006675158116345</text:p>
          </table:table-cell>
          <table:table-cell table:style-name="ce13" table:formula="of:=[.B11]" office:value-type="percentage" office:value="-0.00667515811634506" calcext:value-type="percentage">
            <text:p>-0.67%</text:p>
          </table:table-cell>
          <table:table-cell table:style-name="ce112" table:formula="of:=([.D4]-[.D8])/[.D4]" office:value-type="float" office:value="-0.0121218206834447" calcext:value-type="float">
            <text:p>-0.012121820683445</text:p>
          </table:table-cell>
          <table:table-cell table:style-name="ce112" table:number-columns-repeated="2"/>
          <table:table-cell table:style-name="ce112" table:formula="of:=([.G4]-[.G8])/[.G4]" office:value-type="float" office:value="-0.0137551413490889" calcext:value-type="float">
            <text:p>-0.013755141349089</text:p>
          </table:table-cell>
          <table:table-cell table:style-name="ce112" table:number-columns-repeated="2"/>
          <table:table-cell table:style-name="ce112" table:formula="of:=([.J4]-[.J8])/[.J4]" office:value-type="float" office:value="-0.0330773889711571" calcext:value-type="float">
            <text:p>-0.033077388971157</text:p>
          </table:table-cell>
          <table:table-cell table:style-name="ce112"/>
          <table:table-cell table:style-name="ce112" table:formula="of:=([.L4]-[.L8])/[.L4]" office:value-type="float" office:value="-0.0147777209689129" calcext:value-type="float">
            <text:p>-0.014777720968913</text:p>
          </table:table-cell>
          <table:table-cell table:style-name="ce112" table:formula="of:=([.M4]-[.M8])/[.M4]" office:value-type="float" office:value="-0.0115516188248458" calcext:value-type="float">
            <text:p>-0.011551618824846</text:p>
          </table:table-cell>
          <table:table-cell table:style-name="ce112" table:formula="of:=([.N4]-[.N8])/[.N4]" office:value-type="float" office:value="-0.00926287360000471" calcext:value-type="float">
            <text:p>-0.009262873600005</text:p>
          </table:table-cell>
          <table:table-cell table:style-name="ce112" table:number-columns-repeated="2"/>
          <table:table-cell table:style-name="ce112" table:formula="of:=([.Q4]-[.Q8])/[.Q4]" office:value-type="float" office:value="-0.0111738550052661" calcext:value-type="float">
            <text:p>-0.011173855005266</text:p>
          </table:table-cell>
          <table:table-cell table:style-name="ce112"/>
          <table:table-cell table:style-name="ce112" table:formula="of:=([.S4]-[.S8])/[.S4]" office:value-type="float" office:value="0.0110855488440088" calcext:value-type="float">
            <text:p>0.011085548844009</text:p>
          </table:table-cell>
          <table:table-cell table:style-name="ce112" table:formula="of:=([.T4]-[.T8])/[.T4]" office:value-type="float" office:value="-0.00782150543385324" calcext:value-type="float">
            <text:p>-0.007821505433853</text:p>
          </table:table-cell>
          <table:table-cell table:style-name="ce112" table:formula="of:=([.U4]-[.U8])/[.U4]" office:value-type="float" office:value="-0.00204611418926159" calcext:value-type="float">
            <text:p>-0.002046114189262</text:p>
          </table:table-cell>
          <table:table-cell table:style-name="ce112" table:formula="of:=([.V4]-[.V8])/[.V4]" office:value-type="float" office:value="0.00099296999394765" calcext:value-type="float">
            <text:p>0.000992969993948</text:p>
          </table:table-cell>
          <table:table-cell table:style-name="ce112" table:formula="of:=([.W4]-[.W8])/[.W4]" office:value-type="float" office:value="-0.00859523035711121" calcext:value-type="float">
            <text:p>-0.008595230357111</text:p>
          </table:table-cell>
          <table:table-cell table:style-name="ce112" table:formula="of:=([.X4]-[.X8])/[.X4]" office:value-type="float" office:value="0.0119773787998139" calcext:value-type="float">
            <text:p>0.011977378799814</text:p>
          </table:table-cell>
          <table:table-cell table:style-name="ce112"/>
          <table:table-cell table:style-name="ce112" table:formula="of:=([.Z4]-[.Z8])/[.Z4]" office:value-type="float" office:value="0.00562652769450722" calcext:value-type="float">
            <text:p>0.005626527694507</text:p>
          </table:table-cell>
          <table:table-cell table:style-name="ce112" table:formula="of:=([.AA4]-[.AA8])/[.AA4]" office:value-type="float" office:value="0.00587223647760565" calcext:value-type="float">
            <text:p>0.005872236477606</text:p>
          </table:table-cell>
          <table:table-cell table:style-name="ce54" table:number-columns-repeated="30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0" table:formula="of:=SUM([.D12:.X12])/22" office:value-type="float" office:value="0" calcext:value-type="float">
            <text:p>0</text:p>
          </table:covered-table-cell>
          <table:table-cell table:style-name="ce10"/>
          <table:table-cell table:style-name="ce18" office:value-type="string" calcext:value-type="string" table:number-columns-spanned="21" table:number-rows-spanned="1">
            <text:p>Relative difference of the fitness value in comparison with the optimal value if known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formula="of:=SUM([.D13:.X13])/9" office:value-type="float" office:value="-0.028144972982367" calcext:value-type="float">
            <text:p>-0.028144972982367</text:p>
          </table:table-cell>
          <table:table-cell table:style-name="ce13" table:formula="of:=[.B13]*(-1)" office:value-type="percentage" office:value="0.028144972982367" calcext:value-type="percentage">
            <text:p>2.81%</text:p>
          </table:table-cell>
          <table:table-cell table:style-name="ce112"/>
          <table:table-cell table:style-name="ce112" table:formula="of:=([.E3]-[.E7])/[.E3]" office:value-type="float" office:value="-0.039926508798332" calcext:value-type="float">
            <text:p>-0.039926508798332</text:p>
          </table:table-cell>
          <table:table-cell table:style-name="ce112" table:formula="of:=([.F3]-[.F7])/[.F3]" office:value-type="float" office:value="-0.0269682968459477" calcext:value-type="float">
            <text:p>-0.026968296845948</text:p>
          </table:table-cell>
          <table:table-cell/>
          <table:table-cell table:style-name="ce112" table:formula="of:=([.H3]-[.H7])/[.H3]" office:value-type="float" office:value="-0.024253948905385" calcext:value-type="float">
            <text:p>-0.024253948905385</text:p>
          </table:table-cell>
          <table:table-cell table:style-name="ce112" table:formula="of:=([.I3]-[.I7])/[.I3]" office:value-type="float" office:value="-0.0424469413233459" calcext:value-type="float">
            <text:p>-0.042446941323346</text:p>
          </table:table-cell>
          <table:table-cell/>
          <table:table-cell table:style-name="ce112" table:formula="of:=([.K3]-[.K7])/[.K3]" office:value-type="float" office:value="-0.0388275892707668" calcext:value-type="float">
            <text:p>-0.038827589270767</text:p>
          </table:table-cell>
          <table:table-cell table:style-name="ce112" table:number-columns-repeated="3"/>
          <table:table-cell table:style-name="ce112" table:formula="of:=([.O3]-[.O7])/[.O3]" office:value-type="float" office:value="-0.0152977550015159" calcext:value-type="float">
            <text:p>-0.015297755001516</text:p>
          </table:table-cell>
          <table:table-cell table:style-name="ce112" table:formula="of:=([.P3]-[.P7])/[.P3]" office:value-type="float" office:value="-0.0469665473573745" calcext:value-type="float">
            <text:p>-0.046966547357375</text:p>
          </table:table-cell>
          <table:table-cell table:style-name="ce112"/>
          <table:table-cell table:style-name="ce112" table:formula="of:=([.R3]-[.R7])/[.R3]" office:value-type="float" office:value="-0.0186171693386349" calcext:value-type="float">
            <text:p>-0.018617169338635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7])/[.Y3]" office:value-type="float" office:value="-928.084537446084" calcext:value-type="float">
            <text:p>-928.084537446084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0" table:formula="of:=SUM([.D14:.X14])/9" office:value-type="float" office:value="-0.0291873219012125" calcext:value-type="float">
            <text:p>-0.029187321901213</text:p>
          </table:table-cell>
          <table:table-cell table:style-name="ce13" table:formula="of:=[.B14]*(-1)" office:value-type="percentage" office:value="0.0291873219012125" calcext:value-type="percentage">
            <text:p>2.92%</text:p>
          </table:table-cell>
          <table:table-cell table:style-name="ce112"/>
          <table:table-cell table:style-name="ce112" table:formula="of:=([.E3]-[.E8])/[.E3]" office:value-type="float" office:value="-0.0414579128452245" calcext:value-type="float">
            <text:p>-0.041457912845225</text:p>
          </table:table-cell>
          <table:table-cell table:style-name="ce112" table:formula="of:=([.F3]-[.F8])/[.F3]" office:value-type="float" office:value="-0.0484169831833895" calcext:value-type="float">
            <text:p>-0.04841698318339</text:p>
          </table:table-cell>
          <table:table-cell/>
          <table:table-cell table:style-name="ce112" table:formula="of:=([.H3]-[.H8])/[.H3]" office:value-type="float" office:value="-0.0257324702187883" calcext:value-type="float">
            <text:p>-0.025732470218788</text:p>
          </table:table-cell>
          <table:table-cell table:style-name="ce112" table:formula="of:=([.I3]-[.I8])/[.I3]" office:value-type="float" office:value="-0.0308748679535196" calcext:value-type="float">
            <text:p>-0.03087486795352</text:p>
          </table:table-cell>
          <table:table-cell/>
          <table:table-cell table:style-name="ce112" table:formula="of:=([.K3]-[.K8])/[.K3]" office:value-type="float" office:value="-0.0267693308245816" calcext:value-type="float">
            <text:p>-0.026769330824582</text:p>
          </table:table-cell>
          <table:table-cell table:style-name="ce112" table:number-columns-repeated="3"/>
          <table:table-cell table:style-name="ce112" table:formula="of:=([.O3]-[.O8])/[.O3]" office:value-type="float" office:value="-0.0327111413782099" calcext:value-type="float">
            <text:p>-0.03271114137821</text:p>
          </table:table-cell>
          <table:table-cell table:style-name="ce112" table:formula="of:=([.P3]-[.P8])/[.P3]" office:value-type="float" office:value="-0.0350249870973717" calcext:value-type="float">
            <text:p>-0.035024987097372</text:p>
          </table:table-cell>
          <table:table-cell table:style-name="ce112"/>
          <table:table-cell table:style-name="ce112" table:formula="of:=([.R3]-[.R8])/[.R3]" office:value-type="float" office:value="-0.0216982036098277" calcext:value-type="float">
            <text:p>-0.021698203609828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8])/[.Y3]" office:value-type="float" office:value="-911.425923663917" calcext:value-type="float">
            <text:p>-911.425923663917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 table:number-rows-repeated="2">
          <table:table-cell table:style-name="ce6" table:number-columns-repeated="57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Ih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13]" office:value-type="percentage" office:value="0.028144972982367" calcext:value-type="percentage">
            <text:p>2.81%</text:p>
          </table:table-cell>
          <table:table-cell table:style-name="ce12" table:formula="of:=[.C10]" office:value-type="percentage" office:value="0.000148125517347892" calcext:value-type="percentage">
            <text:p>0.01%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14]" office:value-type="percentage" office:value="0.0291873219012125" calcext:value-type="percentage">
            <text:p>2.92%</text:p>
          </table:table-cell>
          <table:table-cell table:style-name="ce12" table:formula="of:=[.C11]" office:value-type="percentage" office:value="-0.00667515811634506" calcext:value-type="percentage">
            <text:p>-0.67%</text:p>
          </table:table-cell>
          <table:table-cell table:style-name="ce6" table:number-columns-repeated="54"/>
          <table:table-cell table:number-columns-repeated="6"/>
        </table:table-row>
        <table:table-row table:style-name="ro5" table:number-rows-repeated="11">
          <table:table-cell table:style-name="ce6" table:number-columns-repeated="57"/>
          <table:table-cell table:number-columns-repeated="6"/>
        </table:table-row>
        <table:table-row table:style-name="ro5" table:number-rows-repeated="1048545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0"/>
        </table:table-row>
        <table:table-row table:style-name="ro5">
          <table:table-cell table:number-columns-repeated="4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6:47:00.39227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8T16:50:01.909136073</dc:date>
    <meta:editing-duration>P2DT12H31M35S</meta:editing-duration>
    <meta:editing-cycles>104</meta:editing-cycles>
    <meta:generator>LibreOffice/6.4.2.2$MacOSX_X86_64 LibreOffice_project/4e471d8c02c9c90f512f7f9ead8875b57fcb1ec3</meta:generator>
    <meta:document-statistic meta:table-count="2" meta:cell-count="18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B19" chart:data-source-has-labels="column" svg:x="2.077cm" svg:y="0.345cm" svg:width="18.635cm" svg:height="14.98cm">
          <chartooo:coordinate-region svg:x="3.768cm" svg:y="0.647cm" svg:width="16.944cm" svg:height="10.915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3cm" chart:style-name="ch6">
              <text:p>E(opt)</text:p>
            </chart:title>
            <chart:grid chart:style-name="ch7" chart:class="major"/>
          </chart:axis>
          <chart:series chart:style-name="ch8" chart:values-cell-range-address="RESULTS.B18:RESULTS.B19" chart:class="chart:bar"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28144972982367">
                <text:p>0.028144972982367</text:p>
                <draw:g>
                  <svg:desc>RESULTS.B18:RESULTS.B19</svg:desc>
                </draw:g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291873219012125">
                <text:p>0.0291873219012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A19 RESULTS.C18:RESULTS.C19" chart:data-source-has-labels="column" svg:x="2.077cm" svg:y="0.345cm" svg:width="18.635cm" svg:height="14.98cm">
          <chartooo:coordinate-region svg:x="3.948cm" svg:y="0.645cm" svg:width="16.764cm" svg:height="10.767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1cm" chart:style-name="ch6">
              <text:p>I(h)</text:p>
            </chart:title>
            <chart:grid chart:style-name="ch7" chart:class="major"/>
          </chart:axis>
          <chart:series chart:style-name="ch8" chart:values-cell-range-address="RESULTS.C18:RESULTS.C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00148125517347892">
                <text:p>0.000148125517347892</text:p>
                <draw:g>
                  <svg:desc>RESULTS.C18:RESULTS.C19</svg:desc>
                </draw:g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-0.00667515811634506">
                <text:p>-0.00667515811634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